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MS UI Gothic" svg:font-family="'MS UI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MS UI Gothic" fo:font-size="12pt" fo:language="fr" fo:country="FR" style:font-name-asian="MS UI Gothic" style:font-size-asian="12pt" style:font-name-complex="MS UI Gothic" style:font-size-complex="12pt"/>
    </style:style>
    <style:style style:name="T1" style:family="text">
      <style:text-properties fo:font-variant="normal" fo:text-transform="none" fo:color="#202122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202122" style:font-name="sans-serif" fo:font-size="9pt" fo:letter-spacing="normal" fo:font-style="normal" fo:font-weight="bold"/>
    </style:style>
    <style:style style:name="T3" style:family="text">
      <style:text-properties fo:font-variant="normal" fo:text-transform="none" fo:color="#202122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u fait avec febuildergba</text:p>
      <text:p text:style-name="Standard"><text:a xlink:type="simple" xlink:href="https://www.youtube.com/watch?v=MtOqJkuzXBw&amp;list=PL53xg5EE_lyqaRjHS9xuPblxZsP1XAC4r&amp;index=6&amp;ab_channel=BataillesdeFrance" text:style-name="Internet_20_link" text:visited-style-name="Visited_20_Internet_20_Link"/></text:p>
      <text:p text:style-name="Standard"><text:a xlink:type="simple" xlink:href="https://www.youtube.com/watch?v=MtOqJkuzXBw&amp;list=PL53xg5EE_lyqaRjHS9xuPblxZsP1XAC4r&amp;index=6&amp;ab_channel=BataillesdeFrance" text:style-name="Internet_20_link" text:visited-style-name="Visited_20_Internet_20_Link">La BATAILLE DE POITIERS de Charles Martel. Série Mérovingiens &amp; Carolingiens (6/8). - YouTube</text:a> </text:p>
      <text:p text:style-name="Standard"/>
      <text:p text:style-name="Standard"><text:a xlink:type="simple" xlink:href="https://www.youtube.com/watch?v=UwegyNSxSxM&amp;list=PLC4siPTFsziR7xycGUCHB7_rVOaX5EdiD&amp;index=3&amp;ab_channel=imineoDocumentaires" text:style-name="Internet_20_link" text:visited-style-name="Visited_20_Internet_20_Link">Charles Martel et Pépin le Bref (737-768) - YouTube</text:a> </text:p>
      <text:p text:style-name="Standard"/>
      <text:p text:style-name="Standard"><text:a xlink:type="simple" xlink:href="https://www.youtube.com/watch?v=q4u-C73CEYk&amp;ab_channel=Cottereau" text:style-name="Internet_20_link" text:visited-style-name="Visited_20_Internet_20_Link">Top 500 des Meilleurs Généraux de l'Histoire - Partie 2 - YouTube</text:a> </text:p>
      <text:p text:style-name="Standard"/>
      <text:p text:style-name="Standard"><text:a xlink:type="simple" xlink:href="https://www.youtube.com/watch?v=EgYxrI1mtJI&amp;list=PLpKLb6xYYlcCAThbhNYOQy248aefD9ktw&amp;ab_channel=EdmundoCassis" text:style-name="Internet_20_link" text:visited-style-name="Visited_20_Internet_20_Link">01 Charles Martel - YouTube</text:a> </text:p>
      <text:p text:style-name="Standard"/>
      <text:p text:style-name="Standard">7 bataille gagné</text:p>
      <text:p text:style-name="Standard"/>
      <text:p text:style-name="Standard">157ème meilleur général : charles martel</text:p>
      <text:p text:style-name="Standard"/>
      <text:p text:style-name="Standard">688 : naissance de Charles Martel</text:p>
      <text:p text:style-name="Standard"/>
      <text:p text:style-name="Standard"><text:a xlink:type="simple" xlink:href="https://fr.wikipedia.org/wiki/Charles_Martel" text:style-name="Internet_20_link" text:visited-style-name="Visited_20_Internet_20_Link">Charles Martel — Wikipédia (wikipedia.org)</text:a> </text:p>
      <text:p text:style-name="Standard"/>
      <text:p text:style-name="Standard"/>
      <text:p text:style-name="Standard"><text:a xlink:type="simple" xlink:href="https://fr.wikipedia.org/wiki/Bataille_de_l%27Amblève_(716)" text:style-name="Internet_20_link" text:visited-style-name="Visited_20_Internet_20_Link">Bataille de l'Amblève (716) — Wikipédia (wikipedia.org)</text:a> </text:p>
      <text:p text:style-name="Standard">716 : bataille de l'Amblève (victoire)</text:p>
      <text:p text:style-name="Standard"/>
      <text:p text:style-name="Standard">détail : Charles seul héritier, frère mort, nait dun marriage non légitime</text:p>
      <text:p text:style-name="Standard">allié à ajouter : charles martel(le personnage principal)</text:p>
      <text:p text:style-name="Standard"/>
      <text:p text:style-name="Standard">ennemis : Chilperic II de francie, Raganfred, Radbod Ier de frise(<text:a xlink:type="simple" xlink:href="https://fr.wikipedia.org/wiki/Radbod_Ier_de_Frise" text:style-name="Internet_20_link" text:visited-style-name="Visited_20_Internet_20_Link">Radbod Ier de Frise — Wikipédia (wikipedia.org)</text:a> )</text:p>
      <text:p text:style-name="Standard"/>
      <text:p text:style-name="Standard"/>
      <text:p text:style-name="Standard"/>
      <text:p text:style-name="Standard"><text:a xlink:type="simple" xlink:href="https://fr.wikipedia.org/wiki/Bataille_de_Vinchy" text:style-name="Internet_20_link" text:visited-style-name="Visited_20_Internet_20_Link">Bataille de Vinchy — Wikipédia (wikipedia.org)</text:a> </text:p>
      <text:p text:style-name="Standard"/>
      <text:p text:style-name="Standard">détail : récupére l'Austrasie à la fin de la bataille</text:p>
      <text:p text:style-name="Standard"/>
      <text:p text:style-name="Standard">21 mars 717 : bataille de Vinchy (victoire)</text:p>
      <text:p text:style-name="Standard"/>
      <text:p text:style-name="Standard">allié à ajouter :</text:p>
      <text:p text:style-name="Standard"/>
      <text:p text:style-name="Standard">ennemis : Chilperic II de francie(<text:a xlink:type="simple" xlink:href="https://fr.wikipedia.org/wiki/Chilpéric_II_(roi_des_Francs)" text:style-name="Internet_20_link" text:visited-style-name="Visited_20_Internet_20_Link">Chilpéric II (roi des Francs) — Wikipédia (wikipedia.org)</text:a> ), Raganfred(<text:a xlink:type="simple" xlink:href="https://fr.wikipedia.org/wiki/Rainfroi" text:style-name="Internet_20_link" text:visited-style-name="Visited_20_Internet_20_Link">Rainfroi — Wikipédia (wikipedia.org)</text:a> 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fr.wikipedia.org/wiki/Bataille_de_Néry_%28719%29" text:style-name="Internet_20_link" text:visited-style-name="Visited_20_Internet_20_Link">Bataille de Néry (719) — Wikipédia (wikipedia.org)</text:a> </text:p>
      <text:p text:style-name="Standard"/>
      <text:p text:style-name="Standard">détail : récupére la Neustrie à la fin de la bataille</text:p>
      <text:p text:style-name="Standard"/>
      <text:p text:style-name="Standard">719 : bataille de Néry (o<text:span text:style-name="T1">u </text:span><text:span text:style-name="T2">bataille de Soissons</text:span><text:span text:style-name="T3"> </text:span> ) contre Neustrie et Aquitaine (victoire)</text:p>
      <text:p text:style-name="Standard"/>
      <text:p text:style-name="Standard">allié à ajouter :</text:p>
      <text:p text:style-name="Standard"/>
      <text:p text:style-name="Standard">ennemis : Eudes d'acquitaine(<text:a xlink:type="simple" xlink:href="https://fr.wikipedia.org/wiki/Eudes_d%27Aquitaine" text:style-name="Internet_20_link" text:visited-style-name="Visited_20_Internet_20_Link">Eudes d'Aquitaine — Wikipédia (wikipedia.org)</text:a> ),</text:p>
      <text:p text:style-name="Standard">Chilperic II de francie, Raganfred</text:p>
      <text:p text:style-name="Standard"/>
      <text:p text:style-name="Standard"/>
      <text:p text:style-name="Standard"><text:a xlink:type="simple" xlink:href="https://fr.wikipedia.org/wiki/Bataille_de_Poitiers_(732)" text:style-name="Internet_20_link" text:visited-style-name="Visited_20_Internet_20_Link">Bataille de Poitiers (732) — Wikipédia (wikipedia.org)</text:a> </text:p>
      <text:p text:style-name="Standard"/>
      <text:p text:style-name="Standard">732 : bataille de Poitiers (victoire)</text:p>
      <text:p text:style-name="Standard"/>
      <text:p text:style-name="Standard">allié à ajouter : Carloman(fils de charles martel), pépin le bref(second fils)</text:p>
      <text:p text:style-name="Standard">Rotrude(femme de charles martel), swanahilde(seconde femme), hiltrude(troisième femme), </text:p>
      <text:p text:style-name="Standard">Eudes d'acquitaine(à changer de camp)</text:p>
      <text:p text:style-name="Standard"/>
      <text:p text:style-name="Standard">ennemis : Abd al-Rahmân(<text:a xlink:type="simple" xlink:href="https://fr.wikipedia.org/wiki/Abd_al-Rahman_ibn_Abd_Allah_al-Ghafiqi" text:style-name="Internet_20_link" text:visited-style-name="Visited_20_Internet_20_Link">Abd al-Rahman ibn Abd Allah al-Ghafiqi — Wikipédia (wikipedia.org)</text:a> )</text:p>
      <text:p text:style-name="Standard"/>
      <text:p text:style-name="Standard"/>
      <text:p text:style-name="Standard"/>
      <text:p text:style-name="Standard"><text:a xlink:type="simple" xlink:href="https://fr.wikipedia.org/wiki/Bataille_du_Boarn#:~:text=La%20bataille%20du%20Boarn%20%28Frise%20occidentale%20%3A%20Slach,qui%20est%20aujourd%27hui%20la%20province%20néerlandaise%20de%20Frise." text:style-name="Internet_20_link" text:visited-style-name="Visited_20_Internet_20_Link">Bataille du Boarn — Wikipédia (wikipedia.org)</text:a> </text:p>
      <text:p text:style-name="Standard"/>
      <text:p text:style-name="Standard">734 : bataille de Boarn(Boorne) (victoire)</text:p>
      <text:p text:style-name="Standard"/>
      <text:p text:style-name="Standard">allié à ajouter :</text:p>
      <text:p text:style-name="Standard"/>
      <text:p text:style-name="Standard">ennemis : Poppo Ier de frise(<text:a xlink:type="simple" xlink:href="https://fr.wikipedia.org/wiki/Poppo_Ier_de_Frise" text:style-name="Internet_20_link" text:visited-style-name="Visited_20_Internet_20_Link">Poppo Ier de Frise — Wikipédia (wikipedia.org)</text:a> )</text:p>
      <text:p text:style-name="Standard"/>
      <text:p text:style-name="Standard"/>
      <text:p text:style-name="Standard"><text:a xlink:type="simple" xlink:href="https://fr.wikipedia.org/wiki/Bataille_d%27Avignon" text:style-name="Internet_20_link" text:visited-style-name="Visited_20_Internet_20_Link">Bataille d'Avignon — Wikipédia (wikipedia.org)</text:a> </text:p>
      <text:p text:style-name="Standard"/>
      <text:p text:style-name="Standard">737 : bataille d'avignon</text:p>
      <text:p text:style-name="Standard"/>
      <text:p text:style-name="Standard">allié à ajouter : <text:a xlink:type="simple" xlink:href="https://fr.wikipedia.org/wiki/Childebrand_Ier" text:style-name="Internet_20_link" text:visited-style-name="Visited_20_Internet_20_Link">Childebrand Ier — Wikipédia (wikipedia.org)</text:a> (demi-frère de Charles Martel)</text:p>
      <text:p text:style-name="Standard"/>
      <text:p text:style-name="Standard">ennemis : inconnue</text:p>
      <text:p text:style-name="P1"/>
      <text:p text:style-name="Standard"/>
      <text:p text:style-name="Standard"><text:a xlink:type="simple" xlink:href="https://fr.wikipedia.org/wiki/Bataille_de_la_Berre" text:style-name="Internet_20_link" text:visited-style-name="Visited_20_Internet_20_Link">Bataille de la Berre — Wikipédia (wikipedia.org)</text:a> </text:p>
      <text:p text:style-name="Standard"/>
      <text:p text:style-name="Standard">737 : bataille de la berbe(berre birra) (victoire)</text:p>
      <text:p text:style-name="Standard"/>
      <text:p text:style-name="Standard">allié à ajouter :</text:p>
      <text:p text:style-name="Standard"/>
      <text:p text:style-name="Standard">ennemis : Umar Ibn halid(un chef de l'armée omeyyade)</text:p>
      <text:p text:style-name="Standard"/>
      <text:p text:style-name="Standard"/>
      <text:p text:style-name="Standard"/>
      <text:p text:style-name="Standard"><text:soft-page-break/></text:p>
      <text:p text:style-name="Standard">22 octobre 741 : mort de Charles Mart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Lucida Sans1" svg:font-family="'Lucida Sans'" style:font-family-generic="swiss"/>
    <style:font-face style:name="MS UI Gothic" svg:font-family="'MS UI Goth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8-16T11:53:33.35</meta:creation-date>
    <dc:date>2025-08-02T15:39:29.56</dc:date>
    <meta:editing-duration>PT22H4M45S</meta:editing-duration>
    <meta:editing-cycles>83</meta:editing-cycles>
    <meta:generator>OpenOffice/4.1.14$Win32 OpenOffice.org_project/4114m1$Build-9811</meta:generator>
    <meta:document-statistic meta:table-count="0" meta:image-count="0" meta:object-count="0" meta:page-count="3" meta:paragraph-count="44" meta:word-count="354" meta:character-count="2321"/>
  </office:meta>
</office:document-meta>
</file>